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2" style:family="graphic" style:parent-style-name="standard">
      <style:graphic-properties svg:stroke-width="0.028cm" svg:stroke-color="#808080" draw:marker-start-width="0.242cm" draw:marker-end-width="0.242cm" draw:fill-color="#000000" draw:textarea-vertical-align="middle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fill-color="#ffffff" draw:opacity="0%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28cm" svg:stroke-color="#000000" draw:marker-start-width="0.242cm" draw:marker-end-width="0.242cm" draw:fill-color="#ffffff" draw:textarea-vertical-align="middle" fo:padding-top="0.139cm" fo:padding-bottom="0.139cm" fo:padding-left="0.264cm" fo:padding-right="0.264cm"/>
    </style:style>
    <style:style style:name="gr5" style:family="graphic" style:parent-style-name="standard">
      <style:graphic-properties svg:stroke-width="0.028cm" svg:stroke-color="#000000" draw:marker-start-width="0.242cm" draw:marker-end-width="0.242cm" draw:fill-color="#b2b2b2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28cm" svg:stroke-color="#000000" draw:marker-start-width="0.242cm" draw:marker-end-width="0.242cm" draw:fill-color="#999999" draw:textarea-vertical-align="middle" fo:padding-top="0.139cm" fo:padding-bottom="0.139cm" fo:padding-left="0.264cm" fo:padding-right="0.264cm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stroke="none" draw:fill-color="#ffffff" draw:textarea-vertical-align="middle"/>
    </style:style>
    <style:style style:name="gr11" style:family="graphic" style:parent-style-name="standard">
      <style:graphic-properties svg:stroke-color="#ffffff" draw:fill-color="#ffffff" draw:textarea-vertical-align="middle"/>
    </style:style>
    <style:style style:name="gr12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svg:stroke-opacity="100%" draw:fill-color="#ffffff" draw:opacity="0%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draw:stroke="dash" draw:stroke-dash="Ultrafine_20_Dotted_20__28_var_29_" svg:stroke-width="0.081cm" svg:stroke-color="#808080" draw:marker-start-width="0.321cm" draw:marker-end-width="0.321cm" draw:stroke-linejoin="none" svg:stroke-linecap="butt" draw:fill-color="#ffffff" draw:opacity="0%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draw:stroke="solid" draw:stroke-dash="_32__20_Dots_20_1_20_Dash" svg:stroke-width="0.028cm" svg:stroke-color="#808080" draw:marker-start="" draw:marker-start-width="0.242cm" draw:marker-end-width="0.242cm" draw:stroke-linejoin="round" svg:stroke-linecap="round" draw:fill-color="#808080" draw:textarea-vertical-align="middle" fo:padding-top="0.139cm" fo:padding-bottom="0.139cm" fo:padding-left="0.264cm" fo:padding-right="0.264cm"/>
    </style:style>
    <style:style style:name="gr15" style:family="graphic" style:parent-style-name="objectwithoutfill">
      <style:graphic-properties draw:marker-end="Symmetric_20_Arrow" draw:marker-end-width="0.3cm" draw:fill="none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color="#ffffff" fo:font-size="1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center"/>
      <style:text-properties fo:color="#808080" fo:font-size="18pt"/>
    </style:style>
    <style:style style:name="P6" style:family="paragraph">
      <style:paragraph-properties fo:text-align="center"/>
      <style:text-properties fo:color="#808080" fo:font-size="10pt"/>
    </style:style>
    <style:style style:name="P7" style:family="paragraph">
      <style:paragraph-properties fo:text-align="center"/>
      <style:text-properties fo:color="#000000" fo:font-size="18pt"/>
    </style:style>
    <style:style style:name="P8" style:family="paragraph">
      <style:paragraph-properties fo:text-align="center"/>
      <style:text-properties fo:color="#000000" fo:font-size="10pt" style:font-size-asian="10pt" style:font-size-complex="10pt"/>
    </style:style>
    <style:style style:name="P9" style:family="paragraph">
      <style:paragraph-properties fo:text-align="center"/>
      <style:text-properties fo:font-size="10pt" fo:font-weight="bold"/>
    </style:style>
    <style:style style:name="P10" style:family="paragraph">
      <style:paragraph-properties fo:text-align="center"/>
      <style:text-properties fo:font-size="38.0999984741211pt"/>
    </style:style>
    <style:style style:name="P11" style:family="paragraph">
      <style:paragraph-properties fo:text-align="center"/>
      <style:text-properties fo:font-size="29.7000007629394pt"/>
    </style:style>
    <style:style style:name="P12" style:family="paragraph">
      <style:paragraph-properties fo:text-align="center"/>
      <style:text-properties fo:color="#ffffff" fo:font-size="29.7000007629394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cm" svg:height="1cm" svg:x="3cm" svg:y="8cm">
          <text:p text:style-name="P1">Ecke</text:p>
        </draw:rect>
        <draw:rect draw:style-name="gr2" draw:text-style-name="P2" draw:layer="layout" svg:width="1cm" svg:height="1cm" svg:x="4cm" svg:y="9cm">
          <text:p text:style-name="P2">Mitte</text:p>
        </draw:rect>
        <draw:rect draw:style-name="gr3" draw:text-style-name="P3" draw:layer="layout" svg:width="0.8cm" svg:height="3.8cm" svg:x="-1.6cm" svg:y="0.6cm">
          <text:p/>
        </draw:rect>
        <draw:rect draw:style-name="gr1" draw:text-style-name="P4" draw:layer="layout" svg:width="1cm" svg:height="1cm" svg:x="4cm" svg:y="-0.5cm">
          <text:p text:style-name="P3"><text:span text:style-name="T1">Sieg</text:span></text:p>
          <text:p text:style-name="P3"><text:span text:style-name="T1">+1</text:span></text:p>
        </draw:rect>
        <draw:rect draw:style-name="gr1" draw:text-style-name="P4" draw:layer="layout" svg:width="2cm" svg:height="1cm" svg:x="3cm" svg:y="0.5cm">
          <text:p text:style-name="P4">Niederlage</text:p>
          <text:p text:style-name="P4">-1</text:p>
        </draw:rect>
        <draw:rect draw:style-name="gr1" draw:text-style-name="P5" draw:layer="layout" svg:width="1cm" svg:height="1cm" svg:x="2cm" svg:y="2cm">
          <text:p text:style-name="P5">O</text:p>
        </draw:rect>
        <draw:rect draw:style-name="gr1" draw:text-style-name="P6" draw:layer="layout" svg:width="1cm" svg:height="1cm" svg:x="3cm" svg:y="2cm">
          <text:p text:style-name="P6">.00</text:p>
        </draw:rect>
        <draw:rect draw:style-name="gr4" draw:text-style-name="P5" draw:layer="layout" svg:width="1cm" svg:height="1cm" svg:x="4cm" svg:y="2cm">
          <text:p/>
        </draw:rect>
        <draw:rect draw:style-name="gr1" draw:text-style-name="P5" draw:layer="layout" svg:width="1cm" svg:height="1cm" svg:x="5cm" svg:y="2cm">
          <text:p text:style-name="P5">O</text:p>
        </draw:rect>
        <draw:rect draw:style-name="gr4" draw:text-style-name="P5" draw:layer="layout" svg:width="1cm" svg:height="1cm" svg:x="2cm" svg:y="3cm">
          <text:p/>
        </draw:rect>
        <draw:rect draw:style-name="gr5" draw:text-style-name="P8" draw:layer="layout" svg:width="1cm" svg:height="1cm" svg:x="3cm" svg:y="3cm">
          <text:p text:style-name="P7"><text:span text:style-name="T1">.25</text:span></text:p>
        </draw:rect>
        <draw:rect draw:style-name="gr1" draw:text-style-name="P5" draw:layer="layout" svg:width="1cm" svg:height="1cm" svg:x="5cm" svg:y="3cm">
          <text:p/>
        </draw:rect>
        <draw:rect draw:style-name="gr4" draw:text-style-name="P5" draw:layer="layout" svg:width="1cm" svg:height="1cm" svg:x="2cm" svg:y="4cm">
          <text:p/>
        </draw:rect>
        <draw:rect draw:style-name="gr1" draw:text-style-name="P5" draw:layer="layout" svg:width="1cm" svg:height="1cm" svg:x="5cm" svg:y="4cm">
          <text:p/>
        </draw:rect>
        <draw:rect draw:style-name="gr1" draw:text-style-name="P5" draw:layer="layout" svg:width="1cm" svg:height="1cm" svg:x="2cm" svg:y="5cm">
          <text:p text:style-name="P5">O</text:p>
        </draw:rect>
        <draw:rect draw:style-name="gr1" draw:text-style-name="P5" draw:layer="layout" svg:width="1cm" svg:height="1cm" svg:x="3cm" svg:y="5cm">
          <text:p/>
        </draw:rect>
        <draw:rect draw:style-name="gr1" draw:text-style-name="P5" draw:layer="layout" svg:width="1cm" svg:height="1cm" svg:x="4cm" svg:y="5cm">
          <text:p/>
        </draw:rect>
        <draw:rect draw:style-name="gr1" draw:text-style-name="P5" draw:layer="layout" svg:width="1cm" svg:height="1cm" svg:x="5cm" svg:y="5cm">
          <text:p text:style-name="P5">O</text:p>
        </draw:rect>
        <draw:rect draw:style-name="gr6" draw:text-style-name="P4" draw:layer="layout" svg:width="8.7cm" svg:height="4cm" svg:x="2.2cm" svg:y="14.8cm">
          <text:p text:style-name="P3"><text:span text:style-name="T1">Lineare Bewertungsfunktion f(x) = </text:span></text:p>
          <text:p text:style-name="P3"><text:span text:style-name="T1">Hat Gegner ersten Zug +</text:span></text:p>
          <text:p text:style-name="P3"><text:span text:style-name="T1">gegnerische Gewinnmöglichkeiten + </text:span></text:p>
          <text:p text:style-name="P3"><text:span text:style-name="T1">Eigene Gewinnmöglichkeiten + </text:span></text:p>
          <text:p text:style-name="P3"><text:span text:style-name="T1"/></text:p>
          <text:p text:style-name="P3"><text:span text:style-name="T1"/></text:p>
          <text:p text:style-name="P3"><text:span text:style-name="T1"/></text:p>
        </draw:rect>
        <draw:line draw:style-name="gr7" draw:text-style-name="P3" draw:layer="layout" svg:x1="6.2cm" svg:y1="6.2cm" svg:x2="5.7cm" svg:y2="5.7cm">
          <text:p/>
        </draw:line>
        <draw:line draw:style-name="gr7" draw:text-style-name="P3" draw:layer="layout" svg:x1="1.8cm" svg:y1="6.2cm" svg:x2="2.3cm" svg:y2="5.7cm">
          <text:p/>
        </draw:line>
        <draw:line draw:style-name="gr7" draw:text-style-name="P3" draw:layer="layout" svg:x1="6.2cm" svg:y1="1.8cm" svg:x2="5.7cm" svg:y2="2.3cm">
          <text:p/>
        </draw:line>
        <draw:line draw:style-name="gr7" draw:text-style-name="P3" draw:layer="layout" svg:x1="1.8cm" svg:y1="1.8cm" svg:x2="2.3cm" svg:y2="2.3cm">
          <text:p/>
        </draw:line>
        <draw:rect draw:style-name="gr5" draw:text-style-name="P8" draw:layer="layout" svg:width="1cm" svg:height="1cm" svg:x="4cm" svg:y="3cm">
          <text:p text:style-name="P7"><text:span text:style-name="T1">.25</text:span></text:p>
        </draw:rect>
        <draw:rect draw:style-name="gr5" draw:text-style-name="P8" draw:layer="layout" svg:width="1cm" svg:height="1cm" svg:x="4cm" svg:y="4cm">
          <text:p text:style-name="P7"><text:span text:style-name="T1">.25</text:span></text:p>
        </draw:rect>
        <draw:rect draw:style-name="gr5" draw:text-style-name="P8" draw:layer="layout" svg:width="1cm" svg:height="1cm" svg:x="3cm" svg:y="4cm">
          <text:p text:style-name="P7"><text:span text:style-name="T1">.25</text:span></text:p>
        </draw:rect>
        <draw:rect draw:style-name="gr8" draw:text-style-name="P1" draw:layer="layout" svg:width="1cm" svg:height="1cm" svg:x="3cm" svg:y="9cm">
          <text:p text:style-name="P1">Rand</text:p>
        </draw:rect>
        <draw:rect draw:style-name="gr2" draw:text-style-name="P2" draw:layer="layout" svg:width="1cm" svg:height="1cm" svg:x="5cm" svg:y="9cm">
          <text:p text:style-name="P2">Mitte</text:p>
        </draw:rect>
        <draw:rect draw:style-name="gr2" draw:text-style-name="P2" draw:layer="layout" svg:width="1cm" svg:height="1cm" svg:x="4cm" svg:y="10cm">
          <text:p text:style-name="P2">Mitte</text:p>
        </draw:rect>
        <draw:rect draw:style-name="gr2" draw:text-style-name="P2" draw:layer="layout" svg:width="1cm" svg:height="1cm" svg:x="5cm" svg:y="10cm">
          <text:p text:style-name="P2">Mitte</text:p>
        </draw:rect>
        <draw:rect draw:style-name="gr8" draw:text-style-name="P1" draw:layer="layout" svg:width="1cm" svg:height="1cm" svg:x="3cm" svg:y="10cm">
          <text:p text:style-name="P1">Rand</text:p>
        </draw:rect>
        <draw:rect draw:style-name="gr8" draw:text-style-name="P1" draw:layer="layout" svg:width="1cm" svg:height="1cm" svg:x="4cm" svg:y="8cm">
          <text:p text:style-name="P1">Rand</text:p>
        </draw:rect>
        <draw:rect draw:style-name="gr8" draw:text-style-name="P1" draw:layer="layout" svg:width="1cm" svg:height="1cm" svg:x="5cm" svg:y="8cm">
          <text:p text:style-name="P1">Rand</text:p>
        </draw:rect>
        <draw:rect draw:style-name="gr8" draw:text-style-name="P1" draw:layer="layout" svg:width="1cm" svg:height="1cm" svg:x="6cm" svg:y="9cm">
          <text:p text:style-name="P1">Rand</text:p>
        </draw:rect>
        <draw:rect draw:style-name="gr8" draw:text-style-name="P1" draw:layer="layout" svg:width="1cm" svg:height="1cm" svg:x="6cm" svg:y="10cm">
          <text:p text:style-name="P1">Rand</text:p>
        </draw:rect>
        <draw:rect draw:style-name="gr8" draw:text-style-name="P1" draw:layer="layout" svg:width="1cm" svg:height="1cm" svg:x="5cm" svg:y="11cm">
          <text:p text:style-name="P1">Rand</text:p>
        </draw:rect>
        <draw:rect draw:style-name="gr8" draw:text-style-name="P1" draw:layer="layout" svg:width="1cm" svg:height="1cm" svg:x="4cm" svg:y="11cm">
          <text:p text:style-name="P1">Rand</text:p>
        </draw:rect>
        <draw:rect draw:style-name="gr1" draw:text-style-name="P1" draw:layer="layout" svg:width="1cm" svg:height="1cm" svg:x="6cm" svg:y="8cm">
          <text:p text:style-name="P1">Ecke</text:p>
        </draw:rect>
        <draw:rect draw:style-name="gr1" draw:text-style-name="P1" draw:layer="layout" svg:width="1cm" svg:height="1cm" svg:x="3cm" svg:y="11cm">
          <text:p text:style-name="P1">Ecke</text:p>
        </draw:rect>
        <draw:rect draw:style-name="gr1" draw:text-style-name="P1" draw:layer="layout" svg:width="1cm" svg:height="1cm" svg:x="3cm" svg:y="8cm">
          <text:p text:style-name="P1">Ecke</text:p>
        </draw:rect>
        <draw:rect draw:style-name="gr1" draw:text-style-name="P1" draw:layer="layout" svg:width="1cm" svg:height="1cm" svg:x="6cm" svg:y="11cm">
          <text:p text:style-name="P1">Ecke</text:p>
        </draw:rect>
        <draw:rect draw:style-name="gr2" draw:text-style-name="P2" draw:layer="layout" svg:width="1cm" svg:height="1cm" svg:x="9cm" svg:y="11cm">
          <text:p text:style-name="P2">Mitte</text:p>
        </draw:rect>
        <draw:rect draw:style-name="gr8" draw:text-style-name="P1" draw:layer="layout" svg:width="1cm" svg:height="1cm" svg:x="8cm" svg:y="11cm">
          <text:p text:style-name="P1">Rand</text:p>
        </draw:rect>
        <draw:rect draw:style-name="gr8" draw:text-style-name="P1" draw:layer="layout" svg:width="1cm" svg:height="1cm" svg:x="9cm" svg:y="12cm">
          <text:p text:style-name="P1">Rand</text:p>
        </draw:rect>
        <draw:rect draw:style-name="gr1" draw:text-style-name="P1" draw:layer="layout" svg:width="1cm" svg:height="1cm" svg:x="8cm" svg:y="12cm">
          <text:p text:style-name="P1">Ecke</text:p>
        </draw:rect>
        <draw:rect draw:style-name="gr2" draw:text-style-name="P2" draw:layer="layout" svg:width="1cm" svg:height="1cm" svg:x="12cm" svg:y="11cm">
          <text:p text:style-name="P2">Mitte</text:p>
        </draw:rect>
        <draw:rect draw:style-name="gr8" draw:text-style-name="P1" draw:layer="layout" svg:width="1cm" svg:height="1cm" svg:x="13cm" svg:y="11cm">
          <text:p text:style-name="P1">Rand</text:p>
        </draw:rect>
        <draw:rect draw:style-name="gr8" draw:text-style-name="P1" draw:layer="layout" svg:width="1cm" svg:height="1cm" svg:x="12cm" svg:y="12cm">
          <text:p text:style-name="P1">Rand</text:p>
        </draw:rect>
        <draw:rect draw:style-name="gr1" draw:text-style-name="P1" draw:layer="layout" svg:width="1cm" svg:height="1cm" svg:x="13cm" svg:y="12cm">
          <text:p text:style-name="P1">Ecke</text:p>
        </draw:rect>
        <draw:line draw:style-name="gr9" draw:text-style-name="P3" draw:layer="layout" svg:x1="11cm" svg:y1="7cm" svg:x2="11cm" svg:y2="13cm">
          <text:p/>
        </draw:line>
        <draw:rect draw:style-name="gr1" draw:text-style-name="P1" draw:layer="layout" svg:width="1cm" svg:height="1cm" svg:x="8cm" svg:y="7cm">
          <text:p text:style-name="P1">Ecke</text:p>
        </draw:rect>
        <draw:rect draw:style-name="gr2" draw:text-style-name="P2" draw:layer="layout" svg:width="1cm" svg:height="1cm" svg:x="9cm" svg:y="8cm">
          <text:p text:style-name="P2">Mitte</text:p>
        </draw:rect>
        <draw:rect draw:style-name="gr8" draw:text-style-name="P1" draw:layer="layout" svg:width="1cm" svg:height="1cm" svg:x="8cm" svg:y="8cm">
          <text:p text:style-name="P1">Rand</text:p>
        </draw:rect>
        <draw:rect draw:style-name="gr8" draw:text-style-name="P1" draw:layer="layout" svg:width="1cm" svg:height="1cm" svg:x="9cm" svg:y="7cm">
          <text:p text:style-name="P1">Rand</text:p>
        </draw:rect>
        <draw:rect draw:style-name="gr1" draw:text-style-name="P1" draw:layer="layout" svg:width="1cm" svg:height="1cm" svg:x="8cm" svg:y="7cm">
          <text:p text:style-name="P1">Ecke</text:p>
        </draw:rect>
        <draw:rect draw:style-name="gr2" draw:text-style-name="P2" draw:layer="layout" svg:width="1cm" svg:height="1cm" svg:x="12cm" svg:y="8cm">
          <text:p text:style-name="P2">Mitte</text:p>
        </draw:rect>
        <draw:rect draw:style-name="gr8" draw:text-style-name="P1" draw:layer="layout" svg:width="1cm" svg:height="1cm" svg:x="12cm" svg:y="7cm">
          <text:p text:style-name="P1">Rand</text:p>
        </draw:rect>
        <draw:rect draw:style-name="gr8" draw:text-style-name="P1" draw:layer="layout" svg:width="1cm" svg:height="1cm" svg:x="13cm" svg:y="8cm">
          <text:p text:style-name="P1">Rand</text:p>
        </draw:rect>
        <draw:rect draw:style-name="gr1" draw:text-style-name="P1" draw:layer="layout" svg:width="1cm" svg:height="1cm" svg:x="13cm" svg:y="7cm">
          <text:p text:style-name="P1">Ecke</text:p>
        </draw:rect>
        <draw:line draw:style-name="gr9" draw:text-style-name="P3" draw:layer="layout" svg:x1="8cm" svg:y1="10cm" svg:x2="14cm" svg:y2="10cm">
          <text:p/>
        </draw:line>
        <draw:rect draw:style-name="gr10" draw:text-style-name="P9" draw:layer="layout" svg:width="0.4cm" svg:height="0.4cm" svg:x="13.6cm" svg:y="10.1cm">
          <text:p text:style-name="P9">x</text:p>
        </draw:rect>
        <draw:rect draw:style-name="gr11" draw:text-style-name="P9" draw:layer="layout" svg:width="0.4cm" svg:height="0.4cm" svg:x="11.1cm" svg:y="12.6cm">
          <text:p text:style-name="P9">y</text:p>
        </draw:rect>
      </draw:page>
      <draw:page draw:name="page2" draw:style-name="dp1" draw:master-page-name="Standard">
        <draw:rect draw:style-name="gr1" draw:text-style-name="P10" draw:layer="layout" svg:width="1.5cm" svg:height="2.117cm" svg:x="2.5cm" svg:y="1.001cm">
          <text:p text:style-name="P10">O</text:p>
        </draw:rect>
        <draw:rect draw:style-name="gr1" draw:text-style-name="P10" draw:layer="layout" svg:width="1.5cm" svg:height="2.117cm" svg:x="4cm" svg:y="1.001cm">
          <text:p text:style-name="P10">X</text:p>
        </draw:rect>
        <draw:rect draw:style-name="gr4" draw:text-style-name="P3" draw:layer="layout" svg:width="1.5cm" svg:height="2.117cm" svg:x="5.5cm" svg:y="1.001cm">
          <text:p/>
        </draw:rect>
        <draw:rect draw:style-name="gr4" draw:text-style-name="P3" draw:layer="layout" svg:width="1.5cm" svg:height="2.117cm" svg:x="7cm" svg:y="1.001cm">
          <text:p/>
        </draw:rect>
        <draw:rect draw:style-name="gr4" draw:text-style-name="P3" draw:layer="layout" svg:width="1.5cm" svg:height="2.117cm" svg:x="2.5cm" svg:y="3.118cm">
          <text:p/>
        </draw:rect>
        <draw:rect draw:style-name="gr1" draw:text-style-name="P10" draw:layer="layout" svg:width="1.5cm" svg:height="2.117cm" svg:x="4cm" svg:y="3.118cm">
          <text:p text:style-name="P10">X</text:p>
        </draw:rect>
        <draw:rect draw:style-name="gr1" draw:text-style-name="P10" draw:layer="layout" svg:width="1.5cm" svg:height="2.117cm" svg:x="5.5cm" svg:y="3.118cm">
          <text:p text:style-name="P10">O</text:p>
        </draw:rect>
        <draw:rect draw:style-name="gr1" draw:text-style-name="P10" draw:layer="layout" svg:width="1.5cm" svg:height="2.117cm" svg:x="7cm" svg:y="3.118cm">
          <text:p text:style-name="P10">X</text:p>
        </draw:rect>
        <draw:rect draw:style-name="gr4" draw:text-style-name="P3" draw:layer="layout" svg:width="1.5cm" svg:height="2.117cm" svg:x="2.5cm" svg:y="5.235cm">
          <text:p/>
        </draw:rect>
        <draw:rect draw:style-name="gr1" draw:text-style-name="P10" draw:layer="layout" svg:width="1.5cm" svg:height="2.117cm" svg:x="4cm" svg:y="5.235cm">
          <text:p text:style-name="P10">X</text:p>
        </draw:rect>
        <draw:rect draw:style-name="gr1" draw:text-style-name="P10" draw:layer="layout" svg:width="1.5cm" svg:height="2.117cm" svg:x="5.5cm" svg:y="5.235cm">
          <text:p text:style-name="P10">O</text:p>
        </draw:rect>
        <draw:rect draw:style-name="gr1" draw:text-style-name="P10" draw:layer="layout" svg:width="1.5cm" svg:height="2.117cm" svg:x="7cm" svg:y="5.235cm">
          <text:p text:style-name="P10">X</text:p>
        </draw:rect>
        <draw:rect draw:style-name="gr4" draw:text-style-name="P3" draw:layer="layout" svg:width="1.5cm" svg:height="2.117cm" svg:x="2.5cm" svg:y="7.353cm">
          <text:p/>
        </draw:rect>
        <draw:rect draw:style-name="gr1" draw:text-style-name="P10" draw:layer="layout" svg:width="1.5cm" svg:height="2.117cm" svg:x="4cm" svg:y="7.353cm">
          <text:p text:style-name="P10">X</text:p>
        </draw:rect>
        <draw:rect draw:style-name="gr1" draw:text-style-name="P10" draw:layer="layout" svg:width="1.5cm" svg:height="2.117cm" svg:x="5.5cm" svg:y="7.353cm">
          <text:p text:style-name="P10">O</text:p>
        </draw:rect>
        <draw:rect draw:style-name="gr1" draw:text-style-name="P10" draw:layer="layout" svg:width="1.5cm" svg:height="2.117cm" svg:x="7cm" svg:y="7.353cm">
          <text:p text:style-name="P10">O</text:p>
        </draw:rect>
        <draw:rect draw:style-name="gr3" draw:text-style-name="P3" draw:layer="layout" svg:width="1.2cm" svg:height="8.047cm" svg:x="4.15cm" svg:y="1.211cm">
          <text:p/>
        </draw:rect>
        <draw:rect draw:style-name="gr1" draw:text-style-name="P10" draw:layer="layout" svg:width="1.5cm" svg:height="2.117cm" svg:x="10cm" svg:y="1.001cm">
          <text:p text:style-name="P10">X</text:p>
        </draw:rect>
        <draw:rect draw:style-name="gr1" draw:text-style-name="P10" draw:layer="layout" svg:width="1.5cm" svg:height="2.117cm" svg:x="11.5cm" svg:y="1.001cm">
          <text:p text:style-name="P10">X</text:p>
        </draw:rect>
        <draw:rect draw:style-name="gr1" draw:text-style-name="P10" draw:layer="layout" svg:width="1.5cm" svg:height="2.117cm" svg:x="13cm" svg:y="1.001cm">
          <text:p text:style-name="P10">X</text:p>
        </draw:rect>
        <draw:rect draw:style-name="gr1" draw:text-style-name="P10" draw:layer="layout" svg:width="1.5cm" svg:height="2.117cm" svg:x="14.5cm" svg:y="1.001cm">
          <text:p text:style-name="P10">X</text:p>
        </draw:rect>
        <draw:rect draw:style-name="gr4" draw:text-style-name="P3" draw:layer="layout" svg:width="1.5cm" svg:height="2.117cm" svg:x="10cm" svg:y="3.118cm">
          <text:p/>
        </draw:rect>
        <draw:rect draw:style-name="gr1" draw:text-style-name="P10" draw:layer="layout" svg:width="1.5cm" svg:height="2.117cm" svg:x="11.5cm" svg:y="3.118cm">
          <text:p text:style-name="P10">O</text:p>
        </draw:rect>
        <draw:rect draw:style-name="gr4" draw:text-style-name="P3" draw:layer="layout" svg:width="1.5cm" svg:height="2.117cm" svg:x="13cm" svg:y="3.118cm">
          <text:p/>
        </draw:rect>
        <draw:rect draw:style-name="gr4" draw:text-style-name="P3" draw:layer="layout" svg:width="1.5cm" svg:height="2.117cm" svg:x="14.5cm" svg:y="3.118cm">
          <text:p/>
        </draw:rect>
        <draw:rect draw:style-name="gr4" draw:text-style-name="P3" draw:layer="layout" svg:width="1.5cm" svg:height="2.117cm" svg:x="10cm" svg:y="5.235cm">
          <text:p/>
        </draw:rect>
        <draw:rect draw:style-name="gr4" draw:text-style-name="P3" draw:layer="layout" svg:width="1.5cm" svg:height="2.117cm" svg:x="11.5cm" svg:y="5.235cm">
          <text:p/>
        </draw:rect>
        <draw:rect draw:style-name="gr1" draw:text-style-name="P10" draw:layer="layout" svg:width="1.5cm" svg:height="2.117cm" svg:x="13cm" svg:y="5.235cm">
          <text:p text:style-name="P10">O</text:p>
        </draw:rect>
        <draw:rect draw:style-name="gr4" draw:text-style-name="P3" draw:layer="layout" svg:width="1.5cm" svg:height="2.117cm" svg:x="14.5cm" svg:y="5.235cm">
          <text:p/>
        </draw:rect>
        <draw:rect draw:style-name="gr4" draw:text-style-name="P3" draw:layer="layout" svg:width="1.5cm" svg:height="2.117cm" svg:x="10cm" svg:y="7.353cm">
          <text:p/>
        </draw:rect>
        <draw:rect draw:style-name="gr4" draw:text-style-name="P3" draw:layer="layout" svg:width="1.5cm" svg:height="2.117cm" svg:x="11.5cm" svg:y="7.353cm">
          <text:p/>
        </draw:rect>
        <draw:rect draw:style-name="gr4" draw:text-style-name="P3" draw:layer="layout" svg:width="1.5cm" svg:height="2.117cm" svg:x="13cm" svg:y="7.353cm">
          <text:p/>
        </draw:rect>
        <draw:rect draw:style-name="gr1" draw:text-style-name="P10" draw:layer="layout" svg:width="1.5cm" svg:height="2.117cm" svg:x="14.5cm" svg:y="7.353cm">
          <text:p text:style-name="P10">O</text:p>
        </draw:rect>
        <draw:rect draw:style-name="gr12" draw:text-style-name="P3" draw:layer="layout" svg:width="5.7cm" svg:height="1.694cm" svg:x="10.15cm" svg:y="1.211cm">
          <text:p/>
        </draw:rect>
        <draw:rect draw:style-name="gr1" draw:text-style-name="P10" draw:layer="layout" svg:width="1.5cm" svg:height="2.117cm" svg:x="2.5cm" svg:y="10.529cm">
          <text:p text:style-name="P10">X</text:p>
        </draw:rect>
        <draw:rect draw:style-name="gr4" draw:text-style-name="P3" draw:layer="layout" svg:width="1.5cm" svg:height="2.117cm" svg:x="4cm" svg:y="10.529cm">
          <text:p/>
        </draw:rect>
        <draw:rect draw:style-name="gr1" draw:text-style-name="P10" draw:layer="layout" svg:width="1.5cm" svg:height="2.117cm" svg:x="5.5cm" svg:y="10.529cm">
          <text:p text:style-name="P10">X</text:p>
        </draw:rect>
        <draw:rect draw:style-name="gr1" draw:text-style-name="P10" draw:layer="layout" svg:width="1.5cm" svg:height="2.117cm" svg:x="7cm" svg:y="10.529cm">
          <text:p text:style-name="P10">O</text:p>
        </draw:rect>
        <draw:rect draw:style-name="gr4" draw:text-style-name="P3" draw:layer="layout" svg:width="1.5cm" svg:height="2.117cm" svg:x="2.5cm" svg:y="12.647cm">
          <text:p/>
        </draw:rect>
        <draw:rect draw:style-name="gr1" draw:text-style-name="P10" draw:layer="layout" svg:width="1.5cm" svg:height="2.117cm" svg:x="4cm" svg:y="12.647cm">
          <text:p text:style-name="P10">X</text:p>
        </draw:rect>
        <draw:rect draw:style-name="gr1" draw:text-style-name="P10" draw:layer="layout" svg:width="1.5cm" svg:height="2.117cm" svg:x="5.5cm" svg:y="12.647cm">
          <text:p text:style-name="P10">O</text:p>
        </draw:rect>
        <draw:rect draw:style-name="gr4" draw:text-style-name="P3" draw:layer="layout" svg:width="1.5cm" svg:height="2.117cm" svg:x="7cm" svg:y="12.647cm">
          <text:p/>
        </draw:rect>
        <draw:rect draw:style-name="gr4" draw:text-style-name="P3" draw:layer="layout" svg:width="1.5cm" svg:height="2.117cm" svg:x="2.5cm" svg:y="14.765cm">
          <text:p/>
        </draw:rect>
        <draw:rect draw:style-name="gr1" draw:text-style-name="P10" draw:layer="layout" svg:width="1.5cm" svg:height="2.117cm" svg:x="4cm" svg:y="14.765cm">
          <text:p text:style-name="P10">O</text:p>
        </draw:rect>
        <draw:rect draw:style-name="gr1" draw:text-style-name="P10" draw:layer="layout" svg:width="1.5cm" svg:height="2.117cm" svg:x="5.5cm" svg:y="14.765cm">
          <text:p text:style-name="P10">X</text:p>
        </draw:rect>
        <draw:rect draw:style-name="gr4" draw:text-style-name="P3" draw:layer="layout" svg:width="1.5cm" svg:height="2.117cm" svg:x="7cm" svg:y="14.765cm">
          <text:p/>
        </draw:rect>
        <draw:rect draw:style-name="gr1" draw:text-style-name="P10" draw:layer="layout" svg:width="1.5cm" svg:height="2.117cm" svg:x="2.5cm" svg:y="16.882cm">
          <text:p text:style-name="P10">O</text:p>
        </draw:rect>
        <draw:rect draw:style-name="gr4" draw:text-style-name="P3" draw:layer="layout" svg:width="1.5cm" svg:height="2.117cm" svg:x="4cm" svg:y="16.882cm">
          <text:p/>
        </draw:rect>
        <draw:rect draw:style-name="gr1" draw:text-style-name="P10" draw:layer="layout" svg:width="1.5cm" svg:height="2.117cm" svg:x="5.5cm" svg:y="16.882cm">
          <text:p text:style-name="P10">X</text:p>
        </draw:rect>
        <draw:rect draw:style-name="gr1" draw:text-style-name="P10" draw:layer="layout" svg:width="1.5cm" svg:height="2.117cm" svg:x="7cm" svg:y="16.882cm">
          <text:p text:style-name="P10">O</text:p>
        </draw:rect>
        <draw:rect draw:style-name="gr13" draw:text-style-name="P3" draw:layer="layout" svg:width="8.991cm" svg:height="1.212cm" draw:transform="skewX (0.338768407812035) rotate (0.954520567915519) translate (2.5cm 17.866cm)">
          <text:p/>
        </draw:rect>
        <draw:rect draw:style-name="gr1" draw:text-style-name="P10" draw:layer="layout" svg:width="1.5cm" svg:height="2.117cm" svg:x="10cm" svg:y="10.529cm">
          <text:p text:style-name="P10">X</text:p>
        </draw:rect>
        <draw:rect draw:style-name="gr4" draw:text-style-name="P3" draw:layer="layout" svg:width="1.5cm" svg:height="2.117cm" svg:x="11.5cm" svg:y="10.529cm">
          <text:p/>
        </draw:rect>
        <draw:rect draw:style-name="gr1" draw:text-style-name="P10" draw:layer="layout" svg:width="1.5cm" svg:height="2.117cm" svg:x="13cm" svg:y="10.529cm">
          <text:p text:style-name="P10">O</text:p>
        </draw:rect>
        <draw:rect draw:style-name="gr1" draw:text-style-name="P10" draw:layer="layout" svg:width="1.5cm" svg:height="2.117cm" svg:x="14.5cm" svg:y="10.529cm">
          <text:p text:style-name="P10">X</text:p>
        </draw:rect>
        <draw:rect draw:style-name="gr4" draw:text-style-name="P3" draw:layer="layout" svg:width="1.5cm" svg:height="2.117cm" svg:x="10cm" svg:y="12.647cm">
          <text:p/>
        </draw:rect>
        <draw:rect draw:style-name="gr1" draw:text-style-name="P10" draw:layer="layout" svg:width="1.5cm" svg:height="2.117cm" svg:x="11.5cm" svg:y="12.647cm">
          <text:p text:style-name="P10">X</text:p>
        </draw:rect>
        <draw:rect draw:style-name="gr1" draw:text-style-name="P10" draw:layer="layout" svg:width="1.5cm" svg:height="2.117cm" svg:x="13cm" svg:y="12.647cm">
          <text:p text:style-name="P10">O</text:p>
        </draw:rect>
        <draw:rect draw:style-name="gr4" draw:text-style-name="P3" draw:layer="layout" svg:width="1.5cm" svg:height="2.117cm" svg:x="14.5cm" svg:y="12.647cm">
          <text:p/>
        </draw:rect>
        <draw:rect draw:style-name="gr4" draw:text-style-name="P3" draw:layer="layout" svg:width="1.5cm" svg:height="2.117cm" svg:x="10cm" svg:y="14.765cm">
          <text:p/>
        </draw:rect>
        <draw:rect draw:style-name="gr1" draw:text-style-name="P10" draw:layer="layout" svg:width="1.5cm" svg:height="2.117cm" svg:x="11.5cm" svg:y="14.765cm">
          <text:p text:style-name="P10">O</text:p>
        </draw:rect>
        <draw:rect draw:style-name="gr1" draw:text-style-name="P10" draw:layer="layout" svg:width="1.5cm" svg:height="2.117cm" svg:x="13cm" svg:y="14.765cm">
          <text:p text:style-name="P10">X</text:p>
        </draw:rect>
        <draw:rect draw:style-name="gr4" draw:text-style-name="P3" draw:layer="layout" svg:width="1.5cm" svg:height="2.117cm" svg:x="14.5cm" svg:y="14.765cm">
          <text:p/>
        </draw:rect>
        <draw:rect draw:style-name="gr1" draw:text-style-name="P10" draw:layer="layout" svg:width="1.5cm" svg:height="2.117cm" svg:x="10cm" svg:y="16.882cm">
          <text:p text:style-name="P10">O</text:p>
        </draw:rect>
        <draw:rect draw:style-name="gr4" draw:text-style-name="P3" draw:layer="layout" svg:width="1.5cm" svg:height="2.117cm" svg:x="11.5cm" svg:y="16.882cm">
          <text:p/>
        </draw:rect>
        <draw:rect draw:style-name="gr4" draw:text-style-name="P3" draw:layer="layout" svg:width="1.5cm" svg:height="2.117cm" svg:x="13cm" svg:y="16.882cm">
          <text:p/>
        </draw:rect>
        <draw:rect draw:style-name="gr1" draw:text-style-name="P10" draw:layer="layout" svg:width="1.5cm" svg:height="2.117cm" svg:x="14.5cm" svg:y="16.882cm">
          <text:p text:style-name="P10">X</text:p>
        </draw:rect>
        <draw:rect draw:style-name="gr13" draw:text-style-name="P3" draw:layer="layout" svg:width="8.992cm" svg:height="1.213cm" draw:transform="skewX (-0.338419341961636) rotate (2.18707208567368) translate (15.257cm 19cm)">
          <text:p/>
        </draw:rect>
        <draw:rect draw:style-name="gr14" draw:text-style-name="P12" draw:layer="layout" svg:width="0.9cm" svg:height="1.27cm" svg:x="1.45cm" svg:y="4.6cm" draw:corner-radius="0.1cm">
          <text:p text:style-name="P11"><text:span text:style-name="T2">a</text:span></text:p>
        </draw:rect>
        <draw:rect draw:style-name="gr14" draw:text-style-name="P12" draw:layer="layout" svg:width="0.9cm" svg:height="1.27cm" svg:x="1.45cm" svg:y="14.129cm" draw:corner-radius="0.1cm">
          <text:p text:style-name="P11"><text:span text:style-name="T2">c</text:span></text:p>
        </draw:rect>
        <draw:rect draw:style-name="gr14" draw:text-style-name="P12" draw:layer="layout" svg:width="0.9cm" svg:height="1.27cm" svg:x="8.95cm" svg:y="14.129cm" draw:corner-radius="0.1cm">
          <text:p text:style-name="P11"><text:span text:style-name="T2">d</text:span></text:p>
        </draw:rect>
        <draw:rect draw:style-name="gr14" draw:text-style-name="P12" draw:layer="layout" svg:width="0.9cm" svg:height="1.27cm" svg:x="8.95cm" svg:y="4.6cm" draw:corner-radius="0.1cm">
          <text:p text:style-name="P11"><text:span text:style-name="T2">b</text:span></text:p>
        </draw:rect>
      </draw:page>
      <draw:page draw:name="page3" draw:style-name="dp1" draw:master-page-name="Standard">
        <draw:rect draw:style-name="gr1" draw:text-style-name="P1" draw:layer="layout" svg:width="1cm" svg:height="1cm" svg:x="2cm" svg:y="2cm">
          <text:p text:style-name="P1">Ecke</text:p>
        </draw:rect>
        <draw:rect draw:style-name="gr2" draw:text-style-name="P2" draw:layer="layout" svg:width="1cm" svg:height="1cm" svg:x="3cm" svg:y="3cm">
          <text:p text:style-name="P2">Mitte</text:p>
        </draw:rect>
        <draw:rect draw:style-name="gr8" draw:text-style-name="P1" draw:layer="layout" svg:width="1cm" svg:height="1cm" svg:x="2cm" svg:y="3cm">
          <text:p text:style-name="P1">Rand</text:p>
        </draw:rect>
        <draw:rect draw:style-name="gr2" draw:text-style-name="P2" draw:layer="layout" svg:width="1cm" svg:height="1cm" svg:x="4cm" svg:y="3cm">
          <text:p text:style-name="P2">Mitte</text:p>
        </draw:rect>
        <draw:rect draw:style-name="gr2" draw:text-style-name="P2" draw:layer="layout" svg:width="1cm" svg:height="1cm" svg:x="3cm" svg:y="4cm">
          <text:p text:style-name="P2">Mitte</text:p>
        </draw:rect>
        <draw:rect draw:style-name="gr2" draw:text-style-name="P2" draw:layer="layout" svg:width="1cm" svg:height="1cm" svg:x="4cm" svg:y="4cm">
          <text:p text:style-name="P2">Mitte</text:p>
        </draw:rect>
        <draw:rect draw:style-name="gr8" draw:text-style-name="P1" draw:layer="layout" svg:width="1cm" svg:height="1cm" svg:x="2cm" svg:y="4cm">
          <text:p text:style-name="P1">Rand</text:p>
        </draw:rect>
        <draw:rect draw:style-name="gr8" draw:text-style-name="P1" draw:layer="layout" svg:width="1cm" svg:height="1cm" svg:x="3cm" svg:y="2cm">
          <text:p text:style-name="P1">Rand</text:p>
        </draw:rect>
        <draw:rect draw:style-name="gr8" draw:text-style-name="P1" draw:layer="layout" svg:width="1cm" svg:height="1cm" svg:x="4cm" svg:y="2cm">
          <text:p text:style-name="P1">Rand</text:p>
        </draw:rect>
        <draw:rect draw:style-name="gr8" draw:text-style-name="P1" draw:layer="layout" svg:width="1cm" svg:height="1cm" svg:x="5cm" svg:y="3cm">
          <text:p text:style-name="P1">Rand</text:p>
        </draw:rect>
        <draw:rect draw:style-name="gr8" draw:text-style-name="P1" draw:layer="layout" svg:width="1cm" svg:height="1cm" svg:x="5cm" svg:y="4cm">
          <text:p text:style-name="P1">Rand</text:p>
        </draw:rect>
        <draw:rect draw:style-name="gr8" draw:text-style-name="P1" draw:layer="layout" svg:width="1cm" svg:height="1cm" svg:x="4cm" svg:y="5cm">
          <text:p text:style-name="P1">Rand</text:p>
        </draw:rect>
        <draw:rect draw:style-name="gr8" draw:text-style-name="P1" draw:layer="layout" svg:width="1cm" svg:height="1cm" svg:x="3cm" svg:y="5cm">
          <text:p text:style-name="P1">Rand</text:p>
        </draw:rect>
        <draw:rect draw:style-name="gr1" draw:text-style-name="P1" draw:layer="layout" svg:width="1cm" svg:height="1cm" svg:x="5cm" svg:y="2cm">
          <text:p text:style-name="P1">Ecke</text:p>
        </draw:rect>
        <draw:rect draw:style-name="gr1" draw:text-style-name="P1" draw:layer="layout" svg:width="1cm" svg:height="1cm" svg:x="2cm" svg:y="5cm">
          <text:p text:style-name="P1">Ecke</text:p>
        </draw:rect>
        <draw:rect draw:style-name="gr1" draw:text-style-name="P1" draw:layer="layout" svg:width="1cm" svg:height="1cm" svg:x="2cm" svg:y="2cm">
          <text:p text:style-name="P1">Ecke</text:p>
        </draw:rect>
        <draw:rect draw:style-name="gr1" draw:text-style-name="P1" draw:layer="layout" svg:width="1cm" svg:height="1cm" svg:x="5cm" svg:y="5cm">
          <text:p text:style-name="P1">Ecke</text:p>
        </draw:rect>
        <draw:rect draw:style-name="gr2" draw:text-style-name="P2" draw:layer="layout" svg:width="1cm" svg:height="1cm" svg:x="8cm" svg:y="5cm">
          <text:p text:style-name="P2">Mitte</text:p>
        </draw:rect>
        <draw:rect draw:style-name="gr8" draw:text-style-name="P1" draw:layer="layout" svg:width="1cm" svg:height="1cm" svg:x="7cm" svg:y="5cm">
          <text:p text:style-name="P1">Rand</text:p>
        </draw:rect>
        <draw:rect draw:style-name="gr8" draw:text-style-name="P1" draw:layer="layout" svg:width="1cm" svg:height="1cm" svg:x="8cm" svg:y="6cm">
          <text:p text:style-name="P1">Rand</text:p>
        </draw:rect>
        <draw:rect draw:style-name="gr1" draw:text-style-name="P1" draw:layer="layout" svg:width="1cm" svg:height="1cm" svg:x="7cm" svg:y="6cm">
          <text:p text:style-name="P1">Ecke</text:p>
        </draw:rect>
        <draw:rect draw:style-name="gr2" draw:text-style-name="P2" draw:layer="layout" svg:width="1cm" svg:height="1cm" svg:x="11cm" svg:y="5cm">
          <text:p text:style-name="P2">Mitte</text:p>
        </draw:rect>
        <draw:rect draw:style-name="gr8" draw:text-style-name="P1" draw:layer="layout" svg:width="1cm" svg:height="1cm" svg:x="12cm" svg:y="5cm">
          <text:p text:style-name="P1">Rand</text:p>
        </draw:rect>
        <draw:rect draw:style-name="gr8" draw:text-style-name="P1" draw:layer="layout" svg:width="1cm" svg:height="1cm" svg:x="11cm" svg:y="6cm">
          <text:p text:style-name="P1">Rand</text:p>
        </draw:rect>
        <draw:rect draw:style-name="gr1" draw:text-style-name="P1" draw:layer="layout" svg:width="1cm" svg:height="1cm" svg:x="12cm" svg:y="6cm">
          <text:p text:style-name="P1">Ecke</text:p>
        </draw:rect>
        <draw:line draw:style-name="gr9" draw:text-style-name="P3" draw:layer="layout" svg:x1="10cm" svg:y1="1.1cm" svg:x2="10cm" svg:y2="7cm">
          <text:p/>
        </draw:line>
        <draw:rect draw:style-name="gr1" draw:text-style-name="P1" draw:layer="layout" svg:width="1cm" svg:height="1cm" svg:x="7cm" svg:y="1cm">
          <text:p text:style-name="P1">Ecke</text:p>
        </draw:rect>
        <draw:rect draw:style-name="gr2" draw:text-style-name="P2" draw:layer="layout" svg:width="1cm" svg:height="1cm" svg:x="8cm" svg:y="2cm">
          <text:p text:style-name="P2">Mitte</text:p>
        </draw:rect>
        <draw:rect draw:style-name="gr8" draw:text-style-name="P1" draw:layer="layout" svg:width="1cm" svg:height="1cm" svg:x="7cm" svg:y="2cm">
          <text:p text:style-name="P1">Rand</text:p>
        </draw:rect>
        <draw:rect draw:style-name="gr8" draw:text-style-name="P1" draw:layer="layout" svg:width="1cm" svg:height="1cm" svg:x="8cm" svg:y="1cm">
          <text:p text:style-name="P1">Rand</text:p>
        </draw:rect>
        <draw:rect draw:style-name="gr1" draw:text-style-name="P1" draw:layer="layout" svg:width="1cm" svg:height="1cm" svg:x="7cm" svg:y="1cm">
          <text:p text:style-name="P1">Ecke</text:p>
        </draw:rect>
        <draw:rect draw:style-name="gr2" draw:text-style-name="P2" draw:layer="layout" svg:width="1cm" svg:height="1cm" svg:x="11cm" svg:y="2cm">
          <text:p text:style-name="P2">Mitte</text:p>
        </draw:rect>
        <draw:rect draw:style-name="gr8" draw:text-style-name="P1" draw:layer="layout" svg:width="1cm" svg:height="1cm" svg:x="11cm" svg:y="1cm">
          <text:p text:style-name="P1">Rand</text:p>
        </draw:rect>
        <draw:rect draw:style-name="gr8" draw:text-style-name="P1" draw:layer="layout" svg:width="1cm" svg:height="1cm" svg:x="12cm" svg:y="2cm">
          <text:p text:style-name="P1">Rand</text:p>
        </draw:rect>
        <draw:rect draw:style-name="gr1" draw:text-style-name="P1" draw:layer="layout" svg:width="1cm" svg:height="1cm" svg:x="12cm" svg:y="1cm">
          <text:p text:style-name="P1">Ecke</text:p>
        </draw:rect>
        <draw:line draw:style-name="gr9" draw:text-style-name="P3" draw:layer="layout" svg:x1="7cm" svg:y1="4cm" svg:x2="12.9cm" svg:y2="4cm">
          <text:p/>
        </draw:line>
        <draw:rect draw:style-name="gr10" draw:text-style-name="P9" draw:layer="layout" svg:width="0.4cm" svg:height="0.4cm" svg:x="12.6cm" svg:y="4.1cm">
          <text:p text:style-name="P9">x</text:p>
        </draw:rect>
        <draw:rect draw:style-name="gr11" draw:text-style-name="P9" draw:layer="layout" svg:width="0.4cm" svg:height="0.4cm" svg:x="10.1cm" svg:y="6.6cm">
          <text:p text:style-name="P9">y</text:p>
        </draw:rect>
        <draw:rect draw:style-name="gr14" draw:text-style-name="P12" draw:layer="layout" svg:width="0.4cm" svg:height="0.5cm" svg:x="10.5cm" svg:y="1.7cm" draw:corner-radius="0.1cm">
          <text:p text:style-name="P11"><text:span text:style-name="T2">c</text:span></text:p>
        </draw:rect>
        <draw:rect draw:style-name="gr14" draw:text-style-name="P12" draw:layer="layout" svg:width="0.4cm" svg:height="0.5cm" svg:x="10.5cm" svg:y="5.7cm" draw:corner-radius="0.1cm">
          <text:p text:style-name="P11"><text:span text:style-name="T2">e</text:span></text:p>
        </draw:rect>
        <draw:rect draw:style-name="gr14" draw:text-style-name="P12" draw:layer="layout" svg:width="0.4cm" svg:height="0.5cm" svg:x="6.5cm" svg:y="5.7cm" draw:corner-radius="0.1cm">
          <text:p text:style-name="P11"><text:span text:style-name="T2">d</text:span></text:p>
        </draw:rect>
        <draw:rect draw:style-name="gr14" draw:text-style-name="P12" draw:layer="layout" svg:width="0.4cm" svg:height="0.5cm" svg:x="6.5cm" svg:y="1.7cm" draw:corner-radius="0.1cm">
          <text:p text:style-name="P11"><text:span text:style-name="T2">b</text:span></text:p>
        </draw:rect>
        <draw:rect draw:style-name="gr14" draw:text-style-name="P12" draw:layer="layout" svg:width="0.4cm" svg:height="0.5cm" svg:x="1.5cm" svg:y="3.7cm" draw:corner-radius="0.1cm">
          <text:p text:style-name="P11"><text:span text:style-name="T2">a</text:span></text:p>
        </draw:rect>
        <draw:line draw:style-name="gr15" draw:text-style-name="P3" draw:layer="layout" svg:x1="12.7cm" svg:y1="4cm" svg:x2="13cm" svg:y2="4cm">
          <text:p/>
        </draw:line>
        <draw:line draw:style-name="gr15" draw:text-style-name="P3" draw:layer="layout" svg:x1="10cm" svg:y1="1.3cm" svg:x2="10cm" svg:y2="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1" draw:dots1-length="197%" draw:distance="127%"/>
    <draw:stroke-dash draw:name="Ultrafine_20_Dotted_20__28_var_29_" draw:display-name="Ultrafine Dotted (var)" draw:style="rect" draw:dots1="1" draw:distance="50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12-16T21:55:32.98</meta:creation-date>
    <dc:date>2017-01-26T11:44:38.77</dc:date>
    <meta:editing-duration>PT1H21M21S</meta:editing-duration>
    <meta:editing-cycles>6</meta:editing-cycles>
    <meta:generator>OpenOffice/4.1.3$Win32 OpenOffice.org_project/413m1$Build-9783</meta:generator>
    <dc:creator>Jason Statham</dc:creator>
    <meta:document-statistic meta:object-count="179"/>
  </office:meta>
</office:document-meta>
</file>